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955" officeooo:paragraph-rsid="00028955"/>
    </style:style>
    <style:style style:name="P2" style:family="paragraph" style:parent-style-name="Standard" style:list-style-name="L1">
      <style:text-properties officeooo:paragraph-rsid="00028955"/>
    </style:style>
    <style:style style:name="P3" style:family="paragraph" style:parent-style-name="Standard">
      <style:text-properties style:font-name="Liberation Mono" fo:font-size="13.5pt" officeooo:rsid="000419c0" officeooo:paragraph-rsid="000419c0"/>
    </style:style>
    <style:style style:name="P4" style:family="paragraph" style:parent-style-name="Standard" style:list-style-name="L3">
      <style:text-properties officeooo:rsid="000419c0" officeooo:paragraph-rsid="000419c0"/>
    </style:style>
    <style:style style:name="P5" style:family="paragraph" style:parent-style-name="Standard">
      <style:text-properties officeooo:rsid="000419c0" officeooo:paragraph-rsid="000419c0"/>
    </style:style>
    <style:style style:name="P6" style:family="paragraph" style:parent-style-name="Standard" style:list-style-name="L4">
      <style:text-properties officeooo:rsid="000419c0" officeooo:paragraph-rsid="000419c0"/>
    </style:style>
    <style:style style:name="P7" style:family="paragraph" style:parent-style-name="Standard" style:list-style-name="L5">
      <style:text-properties officeooo:rsid="000504a6" officeooo:paragraph-rsid="000504a6"/>
    </style:style>
    <style:style style:name="P8" style:family="paragraph" style:parent-style-name="Standard">
      <style:text-properties officeooo:rsid="000504a6" officeooo:paragraph-rsid="000504a6"/>
    </style:style>
    <style:style style:name="P9" style:family="paragraph" style:parent-style-name="Standard">
      <style:text-properties officeooo:rsid="0006abe5" officeooo:paragraph-rsid="0006abe5"/>
    </style:style>
    <style:style style:name="P10" style:family="paragraph" style:parent-style-name="Standard" style:list-style-name="L6">
      <style:text-properties officeooo:rsid="0007690a" officeooo:paragraph-rsid="0007690a"/>
    </style:style>
    <style:style style:name="P11" style:family="paragraph" style:parent-style-name="Standard">
      <style:text-properties officeooo:rsid="0007690a" officeooo:paragraph-rsid="0007690a"/>
    </style:style>
    <style:style style:name="P12" style:family="paragraph" style:parent-style-name="Standard">
      <style:text-properties officeooo:paragraph-rsid="0007690a"/>
    </style:style>
    <style:style style:name="P13" style:family="paragraph" style:parent-style-name="Standard">
      <style:text-properties officeooo:rsid="00079276" officeooo:paragraph-rsid="00079276"/>
    </style:style>
    <style:style style:name="T1" style:family="text">
      <style:text-properties officeooo:rsid="00028955"/>
    </style:style>
    <style:style style:name="T2" style:family="text">
      <style:text-properties officeooo:rsid="000419c0"/>
    </style:style>
    <style:style style:name="T3" style:family="text">
      <style:text-properties officeooo:rsid="0007690a"/>
    </style:style>
    <style:style style:name="T4" style:family="text">
      <style:text-properties officeooo:rsid="0007927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99433271133009117" text:style-name="L1">
        <text:list-item>
          <text:p text:style-name="P2"><text:span text:style-name="T1"><text:s/>Why is software development life cycle important?</text:span></text:p>
          <text:p text:style-name="P2"/>
        </text:list-item>
      </text:list>
      <text:p text:style-name="P1"><text:span text:style-name="T2">Software development life cycle (</text:span>SDLC<text:span text:style-name="T2">)</text:span> serves as a guide to <text:span text:style-name="T2">software</text:span> project<text:span text:style-name="T2">s</text:span> and provides a flexible <text:span text:style-name="T2">way</text:span> to accommodate changes, and perform the project t<text:span text:style-name="T2">hat</text:span> meet<text:span text:style-name="T2">s</text:span> client’s objectives. SDLC phases define key schedule and delivery points which ensure timely and correct delivery to the client within budget and other constraints and project requirements. SDLC co-operates project control and management activities as they must be introduced within each phase of SDLC. </text:p>
      <text:p text:style-name="P1"/>
      <text:p text:style-name="P3"/>
      <text:list xml:id="list694365795035719013" text:style-name="L3">
        <text:list-item>
          <text:p text:style-name="P4">Come up with an entry and exit criteria for each phases of project management life cycle?</text:p>
        </text:list-item>
      </text:list>
      <text:p text:style-name="P5"/>
      <text:p text:style-name="P5">There are 5 phases of project management:</text:p>
      <text:list xml:id="list3548613422658011467" text:style-name="L4">
        <text:list-item>
          <text:p text:style-name="P6">Initiation</text:p>
        </text:list-item>
        <text:list-item>
          <text:p text:style-name="P6">Planning</text:p>
        </text:list-item>
        <text:list-item>
          <text:p text:style-name="P6">Execution</text:p>
        </text:list-item>
        <text:list-item>
          <text:p text:style-name="P6">Monitoring and controlling</text:p>
        </text:list-item>
        <text:list-item>
          <text:p text:style-name="P6">Closure</text:p>
        </text:list-item>
      </text:list>
      <text:p text:style-name="P5"/>
      <text:p text:style-name="P11">Initiation: <text:span text:style-name="T4">T</text:span>he entry stage is the business documents,business needs,document implementation and the exit stage is project charter,<text:span text:style-name="T4">scope definition</text:span> and project <text:span text:style-name="T4">management</text:span> plan.</text:p>
      <text:p text:style-name="P11"/>
      <text:p text:style-name="P11">Planning: <text:span text:style-name="T4">The entry stage is Project charter,scope definition and project mangement plan and <text:s/>the exit stage is creating Work breakdown structure(WBS), financial plan,and communication and risk plan</text:span></text:p>
      <text:p text:style-name="P11"/>
      <text:p text:style-name="P13">Execution: The entry stage is Risk plan, communication plan, financial plan,and WBS and the exit stage is Time management,Risk management,Commmunication management and financial management.</text:p>
      <text:p text:style-name="P13"/>
      <text:p text:style-name="P13">Monitoring and control: The entry stage is WBS, financial management,risk management,procurement management and the exit stage is reviews, inspection and audit.</text:p>
      <text:p text:style-name="P13"/>
      <text:p text:style-name="P13">Closure: The entry stage is project plan,project charter,change log and the exit stage is final project report,project deliverables.</text:p>
      <text:p text:style-name="P11"/>
      <text:p text:style-name="P5"/>
      <text:p text:style-name="P5"/>
      <text:list xml:id="list8184926919274213452" text:style-name="L5">
        <text:list-item>
          <text:p text:style-name="P7">What are the roles of a Business Analyst? Why is Business Analysis crucial for a project success?</text:p>
        </text:list-item>
      </text:list>
      <text:p text:style-name="P8"/>
      <text:p text:style-name="P9">A business analyst works as a liaison amongstakeholders in order to elicit, analyze,communicate, and validate requirements for changes to business processes,policies, and information systems.</text:p>
      <text:p text:style-name="P9"/>
      <text:p text:style-name="P9">Business analysis is crucial for project success because it helps an organization to reduce the gap between customer requirements and customer needs. It helps an organization to better understand <text:span text:style-name="T3">the customer need as it describes and define customer requirement in an detailed format.</text:span></text:p>
      <text:p text:style-name="P9"/>
      <text:p text:style-name="P9"/>
      <text:list xml:id="list2450642250373225858" text:style-name="L6">
        <text:list-item>
          <text:p text:style-name="P10">Define the roles and responsibilities of a Project Manager?</text:p>
        </text:list-item>
      </text:list>
      <text:p text:style-name="P11"/>
      <text:p text:style-name="P11"/>
      <text:p text:style-name="P12"><text:span text:style-name="T3">Roles and responsibilities of a project manager:</text:span></text:p>
      <text:p text:style-name="P12"><text:soft-page-break/><text:span text:style-name="T3">Takes ownership of the whole project</text:span></text:p>
      <text:p text:style-name="P11">• Is proactive not reactive</text:p>
      <text:p text:style-name="P11">• Adequately plans the project</text:p>
      <text:p text:style-name="P11">• Is Authoritative (NOT Authoritarian)</text:p>
      <text:p text:style-name="P11">• Is Decisive</text:p>
      <text:p text:style-name="P11">• Is a Good Communicator</text:p>
      <text:p text:style-name="P11">• Manages by data and facts not uniformed optimism</text:p>
      <text:p text:style-name="P11">• Leads by example</text:p>
      <text:p text:style-name="P11">• Has sound Judgement</text:p>
      <text:p text:style-name="P11">• Is a Motivator</text:p>
      <text:p text:style-name="P11">• Is Diplomatic</text:p>
      <text:p text:style-name="P11">• Can Deleg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18:56.845456044</meta:creation-date>
    <dc:date>2016-08-16T20:16:38.810787465</dc:date>
    <meta:editing-duration>PT15M4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31" meta:word-count="384" meta:character-count="2557" meta:non-whitespace-character-count="2210"/>
  </office:meta>
</office:document-meta>
</file>